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 Serif" svg:font-family="'Sans Serif'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ans Serif"/>
    </style:style>
    <style:style style:name="P2" style:family="paragraph" style:parent-style-name="Standard" style:master-page-name="Default">
      <style:paragraph-properties style:page-number="auto"/>
      <style:text-properties fo:color="#000000" style:font-name="Sans Serif"/>
    </style:style>
    <style:style style:name="P3" style:family="paragraph">
      <loext:graphic-properties draw:fill="solid" draw:fill-color="#ff0000"/>
    </style:style>
    <style:style style:name="gr1" style:family="graphic">
      <style:graphic-properties draw:stroke="solid" svg:stroke-width="0.035cm" svg:stroke-color="#000000" svg:stroke-opacity="100%" draw:stroke-linejoin="miter" svg:stroke-linecap="square" draw:fill="solid" draw:fill-color="#ff0000" draw:textarea-horizontal-align="left" draw:textarea-vertical-align="top" fo:min-height="0cm" fo:min-width="0cm" fo:padding-top="0.018cm" fo:padding-bottom="0.018cm" fo:padding-left="0.018cm" fo:padding-right="0.018cm" fo:margin-left="0cm" fo:margin-right="0cm" fo:margin-top="0cm" fo:margin-bottom="0cm" style:run-through="back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KoPathShape" draw:style-name="gr1" draw:text-style-name="P3" svg:width="3.529cm" svg:height="3.529cm" svg:x="7.537cm" svg:y="3.133cm">
        <text:p/>
        <draw:enhanced-geometry svg:viewBox="0 0 21600 21600" draw:type="non-primitive" draw:modifiers="17520" draw:enhanced-path="U 10800 10800 10800 10800 0 2.3593">
          <draw:equation draw:name="f0" draw:formula="$0 -15510"/>
          <draw:equation draw:name="f1" draw:formula="17520-?f0"/>
          <draw:equation draw:name="f2" draw:formula="15510+?f0"/>
          <draw:handle draw:handle-position="10800 $0" draw:handle-range-y-minimum="15510" draw:handle-range-y-maximum="17520"/>
        </draw:enhanced-geometry>
      </draw:custom-shap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 Serif" svg:font-family="'Sans Serif'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en" fo:country="I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$Build-2</meta:generator>
    <dc:title/>
    <meta:initial-creator>Unknown</meta:initial-creator>
    <meta:editing-cycles>6</meta:editing-cycles>
    <dc:date>2015-06-10T11:50:09.987942679</dc:date>
    <meta:creation-date>2008-08-22T11:41:04</meta:creation-date>
    <dc:creator>Caolán McNamara</dc:creator>
    <meta:editing-duration>PT2M50S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